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936cm" table:align="margins"/>
    </style:style>
    <style:style style:name="Таблица1.A" style:family="table-column">
      <style:table-column-properties style:column-width="8.936cm" style:rel-column-width="65535*"/>
    </style:style>
    <style:style style:name="Таблица1.A1" style:family="table-cell">
      <style:table-cell-properties style:border-line-width="0.012cm 0.012cm 0.012cm" fo:padding="0.097cm" fo:border="1.05pt double #000000"/>
    </style:style>
    <style:style style:name="P1" style:family="paragraph" style:parent-style-name="Footnote">
      <style:text-properties fo:font-size="6pt" officeooo:rsid="000aa31b" officeooo:paragraph-rsid="000aa31b" style:font-size-asian="6pt" style:font-size-complex="6pt"/>
    </style:style>
    <style:style style:name="P2" style:family="paragraph" style:parent-style-name="Standard">
      <style:paragraph-properties fo:text-align="justify" style:justify-single-word="false"/>
      <style:text-properties fo:font-size="8pt" fo:font-weight="bold" officeooo:rsid="000c8bea" officeooo:paragraph-rsid="000c8bea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0a9985" officeooo:paragraph-rsid="000a998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officeooo:paragraph-rsid="000aa31b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language="en" fo:country="US" fo:font-weight="bold" officeooo:rsid="000a9985" officeooo:paragraph-rsid="000aa31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fo:language="ru" fo:country="RU" fo:font-weight="bold" officeooo:rsid="000a9985" officeooo:paragraph-rsid="000a998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2pt" fo:language="ru" fo:country="RU" fo:font-weight="bold" officeooo:rsid="000aa31b" officeooo:paragraph-rsid="000aa31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7pt" officeooo:rsid="000aa31b" officeooo:paragraph-rsid="000aa31b" style:font-size-asian="7pt" style:font-size-complex="7pt"/>
    </style:style>
    <style:style style:name="P9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7pt" fo:font-weight="normal" officeooo:rsid="000c8bea" officeooo:paragraph-rsid="000c8bea" style:font-size-asian="6.09999990463257pt" style:font-weight-asian="normal" style:font-size-complex="7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aa31b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7pt" officeooo:rsid="000aa31b" officeooo:paragraph-rsid="000aa31b" style:font-size-asian="7pt" style:font-size-complex="7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7pt" officeooo:rsid="000c8bea" officeooo:paragraph-rsid="000c8bea" style:font-size-asian="7pt" style:font-size-complex="7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1" fo:font-size="7pt" fo:language="ru" fo:country="RU" fo:font-style="normal" fo:font-weight="normal" officeooo:rsid="000aa31b" officeooo:paragraph-rsid="000aa31b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7pt" fo:language="ru" fo:country="RU" fo:font-style="normal" fo:font-weight="normal" officeooo:rsid="000aa31b" officeooo:paragraph-rsid="000c8bea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normal" officeooo:rsid="000c8bea" officeooo:paragraph-rsid="000c8bea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17" style:family="paragraph" style:parent-style-name="Standard" style:list-style-name="L2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18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normal" officeooo:rsid="000d03be" officeooo:paragraph-rsid="0010f3b3" style:font-size-asian="6.0999999046325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 style:list-style-name="L3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20" style:family="paragraph" style:parent-style-name="Standard" style:list-style-name="L4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21" style:family="paragraph" style:parent-style-name="Standard" style:list-style-name="L5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22" style:family="paragraph" style:parent-style-name="Standard" style:list-style-name="L6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23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normal" fo:font-weight="bold" officeooo:rsid="000d03be" officeooo:paragraph-rsid="000d03be" style:font-size-asian="6.09999990463257pt" style:font-style-asian="normal" style:font-weight-asian="bold" style:font-size-complex="7pt" style:font-style-complex="normal" style:font-weight-complex="bold"/>
    </style:style>
    <style:style style:name="P24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italic" fo:font-weight="normal" officeooo:rsid="000c8bea" officeooo:paragraph-rsid="000c8bea" style:font-size-asian="6.09999990463257pt" style:font-style-asian="italic" style:font-weight-asian="normal" style:font-size-complex="7pt" style:font-style-complex="italic" style:font-weight-complex="normal"/>
    </style:style>
    <style:style style:name="P2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1" fo:font-size="7pt" fo:language="ru" fo:country="RU" fo:font-style="italic" fo:font-weight="bold" officeooo:rsid="000d03be" officeooo:paragraph-rsid="000d03be" style:font-size-asian="6.09999990463257pt" style:font-style-asian="italic" style:font-weight-asian="bold" style:font-size-complex="7pt" style:font-style-complex="italic" style:font-weight-complex="bold"/>
    </style:style>
    <style:style style:name="P26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1" fo:font-size="8pt" fo:language="ru" fo:country="RU" fo:font-style="normal" fo:font-weight="bold" officeooo:rsid="000d03be" officeooo:paragraph-rsid="000d03be" style:font-size-asian="7pt" style:font-style-asian="normal" style:font-weight-asian="bold" style:font-size-complex="8pt" style:font-style-complex="normal" style:font-weight-complex="bold"/>
    </style:style>
    <style:style style:name="P27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1" fo:font-size="8pt" fo:language="ru" fo:country="RU" fo:font-style="normal" fo:font-weight="bold" officeooo:rsid="000d03be" officeooo:paragraph-rsid="000d03be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Standard">
      <style:paragraph-properties fo:margin-top="0cm" fo:margin-bottom="0.101cm" loext:contextual-spacing="false" fo:text-align="justify" style:justify-single-word="false"/>
      <style:text-properties fo:font-style="italic" officeooo:paragraph-rsid="000d03be" style:font-style-asian="italic" style:font-style-complex="italic"/>
    </style:style>
    <style:style style:name="P29" style:family="paragraph" style:parent-style-name="Standard">
      <style:paragraph-properties fo:margin-top="0cm" fo:margin-bottom="0.101cm" loext:contextual-spacing="false" fo:text-align="justify" style:justify-single-word="false" fo:break-before="column"/>
      <style:text-properties style:font-name="Arial1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T1" style:family="text">
      <style:text-properties style:font-name="Arial1" fo:language="ru" fo:country="RU" fo:font-weight="normal" style:font-weight-asian="normal" style:font-weight-complex="normal"/>
    </style:style>
    <style:style style:name="T2" style:family="text">
      <style:text-properties style:font-name="Arial1" fo:language="ru" fo:country="RU" fo:font-weight="normal" officeooo:rsid="000a9985" style:font-weight-asian="normal" style:font-weight-complex="normal"/>
    </style:style>
    <style:style style:name="T3" style:family="text">
      <style:text-properties style:font-name="Arial1" fo:language="ru" fo:country="RU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1" fo:language="ru" fo:country="RU" fo:font-style="normal" fo:font-weight="normal" officeooo:rsid="000c8bea" style:font-style-asian="normal" style:font-weight-asian="normal" style:font-style-complex="normal" style:font-weight-complex="normal"/>
    </style:style>
    <style:style style:name="T5" style:family="text">
      <style:text-properties style:font-name="Arial1" fo:language="ru" fo:country="RU" fo:font-style="normal" fo:font-weight="normal" officeooo:rsid="000aa31b" style:font-style-asian="normal" style:font-weight-asian="normal" style:font-style-complex="normal" style:font-weight-complex="normal"/>
    </style:style>
    <style:style style:name="T6" style:family="text">
      <style:text-properties style:font-name="Arial1" fo:language="ru" fo:country="RU" fo:font-style="normal" style:font-style-asian="normal" style:font-style-complex="normal"/>
    </style:style>
    <style:style style:name="T7" style:family="text">
      <style:text-properties style:font-name="Arial1" fo:language="ru" fo:country="RU" fo:font-style="normal" officeooo:rsid="000aa31b" style:font-style-asian="normal" style:font-style-complex="normal"/>
    </style:style>
    <style:style style:name="T8" style:family="text">
      <style:text-properties style:font-name="Arial1" fo:font-size="9pt" fo:language="ru" fo:country="RU" fo:font-weight="bold" officeooo:rsid="000a9985" style:font-size-asian="9pt" style:font-weight-asian="bold" style:font-size-complex="9pt" style:font-weight-complex="bold"/>
    </style:style>
    <style:style style:name="T9" style:family="text">
      <style:text-properties style:font-name="Arial1" fo:font-size="9pt" fo:language="ru" fo:country="RU" fo:font-weight="normal" officeooo:rsid="000a9985" style:font-size-asian="9pt" style:font-weight-asian="normal" style:font-size-complex="9pt" style:font-weight-complex="normal"/>
    </style:style>
    <style:style style:name="T10" style:family="text">
      <style:text-properties style:font-name="Arial1"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1" fo:language="en" fo:country="US" fo:font-style="normal" style:font-style-asian="normal" style:font-style-complex="normal"/>
    </style:style>
    <style:style style:name="T12" style:family="text">
      <style:text-properties style:font-name="Arial1" fo:font-size="7pt" fo:language="ru" fo:country="RU" fo:font-style="normal" fo:font-weight="normal" officeooo:rsid="000c8bea" style:font-size-asian="7pt" style:font-style-asian="normal" style:font-weight-asian="normal" style:font-size-complex="7pt" style:font-style-complex="normal" style:font-weight-complex="normal"/>
    </style:style>
    <style:style style:name="T13" style:family="text">
      <style:text-properties style:font-name="Arial1" fo:font-size="7pt" fo:language="ru" fo:country="RU" fo:font-style="normal" fo:font-weight="normal" officeooo:rsid="000aa31b" style:font-size-asian="7pt" style:font-style-asian="normal" style:font-weight-asian="normal" style:font-size-complex="7pt" style:font-style-complex="normal" style:font-weight-complex="normal"/>
    </style:style>
    <style:style style:name="T14" style:family="text">
      <style:text-properties style:font-name="Arial1" fo:font-size="7pt" fo:language="ru" fo:country="RU" fo:font-style="normal" fo:font-weight="normal" officeooo:rsid="000d03be" style:font-size-asian="6.09999990463257pt" style:font-style-asian="normal" style:font-weight-asian="normal" style:font-size-complex="7pt" style:font-style-complex="normal" style:font-weight-complex="normal"/>
    </style:style>
    <style:style style:name="T15" style:family="text">
      <style:text-properties style:font-name="Arial1" fo:font-size="7pt" fo:language="ru" fo:country="RU" fo:font-style="normal" fo:font-weight="normal" officeooo:rsid="0010f3b3" style:font-size-asian="6.09999990463257pt" style:font-style-asian="normal" style:font-weight-asian="normal" style:font-size-complex="7pt" style:font-style-complex="normal" style:font-weight-complex="normal"/>
    </style:style>
    <style:style style:name="T16" style:family="text">
      <style:text-properties style:font-name="Arial1" fo:font-size="7pt" fo:language="ru" fo:country="RU" fo:font-weight="normal" officeooo:rsid="000d03be" style:font-size-asian="6.09999990463257pt" style:font-weight-asian="normal" style:font-size-complex="7pt" style:font-weight-complex="normal"/>
    </style:style>
    <style:style style:name="T17" style:family="text">
      <style:text-properties style:font-name="Arial1" fo:font-size="7pt" fo:language="ru" fo:country="RU" fo:font-weight="normal" officeooo:rsid="0010f3b3" style:font-size-asian="6.09999990463257pt" style:font-weight-asian="normal" style:font-size-complex="7pt" style:font-weight-complex="normal"/>
    </style:style>
    <style:style style:name="T18" style:family="text">
      <style:text-properties style:font-name="Arial1" fo:font-size="7pt" fo:language="ru" fo:country="RU" fo:font-weight="bold" officeooo:rsid="000d03be" style:font-size-asian="6.09999990463257pt" style:font-weight-asian="bold" style:font-size-complex="7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0f3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egasus I - Open Skydive Altimeter</text:p>
      <text:p text:style-name="P7">Версия ПО 1.2</text:p>
      <text:p text:style-name="P6">Руководство пользователя</text:p>
      <text:p text:style-name="P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<text:span text:style-name="T8">Внимание!!!</text:span><text:span text:style-name="T9"> Прыжки с парашютом – опасный вид деятельности, который может привести к травмам и даже смерти. Высотомер – электронное устройство, которое не гарантирует полностью отсутствие ошибок и сбоев даже при правильной эксплуатации и хранении. Не полагайтесь полностью на высотомер. Ваш высотомер служит как помощник в контроле за высотой. Всегда визуально контролируйте высоту в сочетании с высотомером.</text:span></text:p>
          </table:table-cell>
        </table:table-row>
      </table:table>
      <text:p text:style-name="P3"/>
      <text:p text:style-name="P8"><text:span text:style-name="T2">В</text:span><text:span text:style-name="T1">ысотомер </text:span><text:span text:style-name="T10">Pegasus I </text:span><text:span text:style-name="T3">обеспечивает:</text:span></text:p>
      <text:list xml:id="list414124922" text:style-name="L1">
        <text:list-item>
          <text:p text:style-name="P10"><text:span text:style-name="T13">И</text:span><text:span text:style-name="T12">ндикацию</text:span><text:span text:style-name="T13"> относительной высоты в диапазоне от минус 900 до </text:span><text:span text:style-name="T12">плюс </text:span><text:span text:style-name="T13">9999м</text:span></text:p>
        </text:list-item>
        <text:list-item>
          <text:p text:style-name="P13">Измерение абсолютной вертикальной скорости</text:p>
        </text:list-item>
        <text:list-item>
          <text:p text:style-name="P13">Подачу световых сигналов при достижении предустановленных высот</text:p>
        </text:list-item>
        <text:list-item>
          <text:p text:style-name="P11"><text:span text:style-name="T3">Подачу звуковых сигналов при достижении предустановленных высот</text:span><text:span text:style-name="T3"><text:note text:id="ftn1" text:note-class="footnote"><text:note-citation>1</text:note-citation><text:note-body><text:p text:style-name="P1">Режим может отсутствовать</text:p></text:note-body></text:note></text:span></text:p>
        </text:list-item>
        <text:list-item>
          <text:p text:style-name="P11"><text:span text:style-name="T3">Ведение журнала прыжков </text:span><text:span text:style-name="T4">с возможностью экспорта</text:span></text:p>
        </text:list-item>
        <text:list-item>
          <text:p text:style-name="P13">Индикацию текущих даты и времени</text:p>
        </text:list-item>
        <text:list-item>
          <text:p text:style-name="P12"><text:span text:style-name="T3">Будильник</text:span><text:span text:style-name="T5"><text:note text:id="ftn2" text:note-class="footnote"><text:note-citation>2</text:note-citation><text:note-body><text:p text:style-name="P1">Режим может отсутствовать</text:p></text:note-body></text:note></text:span></text:p>
        </text:list-item>
      </text:list>
      <text:p text:style-name="P14"/>
      <text:p text:style-name="P2"><text:span text:style-name="T7">1. </text:span><text:span text:style-name="T6">Подготовка к работе и включение</text:span></text:p>
      <text:p text:style-name="P9"><text:span text:style-name="T6">Перед первым включением рекомендуется полностью зарядить батарею высотомера. Используйте подходящее зарядное устройство и прилагаемый </text:span><text:span text:style-name="T11">MicroUSB </text:span><text:span text:style-name="T6">кабель. Индикатор зарядки на боковой стенке светится во время зарядки и гаснет по её окончании.</text:span></text:p>
      <text:p text:style-name="P15">Включение высотомера осуществляется удержанием любой кнопки до зажигания подсветки дисплея. Можно включить высотомер, нажав кнопку сброса, расположенную около разъёма зарядки. Кнопку сброса следует также нажать в случае нестабильной работы высотомера.</text:p>
      <text:p text:style-name="P15">После включения высотомер показывает приветствие и выполняет калибровку. Во время калибровки светодиод мигает красным. По окончании калибровки звучит сигнал (в моделях со звуком) и светодиод мигает зелёным. После этого высотомер готов к работе.</text:p>
      <text:p text:style-name="P24"><text:span text:style-name="T19">Внимание!</text:span> Если после включения высотомер отображает высоту "-999" - прибор неисправен (ошибка датчика высоты).</text:p>
      <text:p text:style-name="P26">2. Экран</text:p>
      <text:p text:style-name="P16">Экран высотомера разбит на 3 части: строку заголовка, зону индикации высоты и строку состояния.</text:p>
      <text:p text:style-name="P16">В строке заголовка показываются текущие дата и время и уровень заряда батареи.</text:p>
      <text:p text:style-name="P16">В зоне индикации показывается текущая относительная высота.</text:p>
      <text:p text:style-name="P16">В левой части строки состояния отображается номер режима работы высотомера. Номера режимов таковы:</text:p>
      <text:list xml:id="list1267046630" text:style-name="L2">
        <text:list-item>
          <text:p text:style-name="P17">0 - «На земле»</text:p>
        </text:list-item>
        <text:list-item>
          <text:p text:style-name="P17">1 - «В наборе»</text:p>
        </text:list-item>
        <text:list-item>
          <text:p text:style-name="P17">2, 3, 4 - «В падении»</text:p>
        </text:list-item>
        <text:list-item>
          <text:p text:style-name="P17">5, 6, 7 - «Под куполом»</text:p>
        </text:list-item>
        <text:list-item>
          <text:p text:style-name="P17">8 — калибровка</text:p>
        </text:list-item>
        <text:list-item>
          <text:p text:style-name="P17">9 — автоматика отключена</text:p>
        </text:list-item>
      </text:list>
      <text:p text:style-name="P16">В режиме «На земле» в средней части строки состояния отображается время срабатывания будильника, если будильник включен. В остальных режимах индицируется текущая вертикальная скорость: первое значение — средняя за 2 секунды и второе — средняя за 8 секунд.</text:p>
      <text:p text:style-name="P16"/>
      <text:p text:style-name="P16">Вход в меню осуществляется удержанием средней кнопки. Кнопку нужно отпустить после погасания зелёного светодиода, но до зажигания красного.</text:p>
      <text:p text:style-name="P28"><text:span text:style-name="T18">Внимание!</text:span><text:span text:style-name="T16"> Вход в меню во время прыжка (состояния «свободное падение» и «под куполом») приведёт к принудительному завершению записи прыжка с записью данных в ж</text:span><text:span text:style-name="T17">урнал прыжков</text:span><text:span text:style-name="T16">. </text:span><text:span text:style-name="T17">П</text:span><text:span text:style-name="T16">ри выходе из меню будет установлен режим «На земле».</text:span></text:p>
      <text:p text:style-name="P16">Выключение высотомера и установка всех параметров осуществляется через меню.</text:p>
      <text:p text:style-name="P16"/>
      <text:p text:style-name="P27">Описание некоторых параметров.</text:p>
      <text:p text:style-name="P16"><text:span text:style-name="T19">Профиль.</text:span> Поддерживаются 4 блока, в каждом из них 4 варианта настроек звуковых сигналов. Блоки различаются границами перехода автоматики по состояниям. Блок обозначается буквой, вариант - цифрой.</text:p>
      <text:list xml:id="list1717920329" text:style-name="L3">
        <text:list-item>
          <text:p text:style-name="P19">S - Skydive, обычный прыжок со свободным падением</text:p>
        </text:list-item>
        <text:list-item>
          <text:p text:style-name="P19">F - Freefly. Границы те же, что и в Skydive</text:p>
        </text:list-item>
        <text:list-item>
          <text:p text:style-name="P19">С - CRW, прыжок без свободного падения (раскрытие «под хвостом»)</text:p>
        </text:list-item>
        <text:list-item>
          <text:p text:style-name="P19">W - Wingsuit, прыжок в вингсьюте/трексьюте. Более низкая скорость в свободном падении.</text:p>
        </text:list-item>
      </text:list>
      <text:p text:style-name="P16">Для версий без звуковых сигналов профиль обозначается только буквой.</text:p>
      <text:p text:style-name="P16"/>
      <text:p text:style-name="P16"><text:span text:style-name="T19">Автоматика.</text:span> Если включена, то высотомер автоматически определяет состояния «<text:span text:style-name="T20">в</text:span> наборе», «свободное падение», «под куполом», «на земле». Также в этом режиме ведётся запись журнала прыжков. Если этот режим выключен, то определение состояний, сигналы в наборе, свободном падении и под куполом не работают - прибор просто показывает текущую высоту.</text:p>
      <text:p text:style-name="P18"><text:span text:style-name="T19">Авто ноль.</text:span> В этом режиме высотомер устанавливается на 0 после включения или сброса. В дальнейшем независимо от включения режима «<text:span text:style-name="T20">А</text:span>вто ноль» при условии индикации высоты как 0 высотомер будет компенсировать медленные изменения высоты в пределах примерно +/-5м в минуту. После завершения прыжка в режиме "авто ноль" высотомер также попытается установить текущую высоту как 0. Если при этом дельта от предыдущей нулевой отметки не превысит 5 метров, то высотомер войдёт в режим удержания нуля, в противном случае будет показывать текущее измеренное значение высоты.</text:p>
      <text:p text:style-name="P18">При выключенном режиме «Авто ноль» потребуется ручная установка 0 после включения высотомера.</text:p>
      <text:p text:style-name="P25">Если при включении измеренная высота превышает 450м (относительно запомненного уровня 0), установка на 0 не производится независимо от настройки «<text:span text:style-name="T20">А</text:span>вто ноль». Сброс на 0 в этом случае потребуется произвести вручную через меню.</text:p>
      <text:p text:style-name="P16"><text:span text:style-name="T19">Подсветка.</text:span> Может быть в трёх состояниях: авто<text:span text:style-name="T20">1</text:span> (*), <text:span text:style-name="T20">авто2(+), </text:span>вкл (\/), выкл(-). В режиме «авто<text:span text:style-name="T20">2»</text:span> подсветка включается автоматически в свободном падении и под куполом, <text:span text:style-name="T20">а «авто1» - также и в наборе</text:span>. Выбор запоминается между выключениями высотомера.</text:p>
      <text:p text:style-name="P16"><text:span text:style-name="T19">Автовыкл</text:span> - время до автоматического выключения высотомера. Время, когда открыто меню, а также время в наборе, свободном падении и под куполом (если включена автоматика) не учитывается. Оставшееся до автоматического отключения время показывается в строке состояния справа.</text:p>
      <text:p text:style-name="P29"/>
      <text:p text:style-name="P27">Световые сигналы</text:p>
      <text:p text:style-name="P23">После включения</text:p>
      <text:list xml:id="list3190095835" text:style-name="L4">
        <text:list-item>
          <text:p text:style-name="P20">Мигающий красный - инициализация автоматики</text:p>
        </text:list-item>
        <text:list-item>
          <text:p text:style-name="P20">Мигающий зелёный - автоматика готова, режим «на земле» установлен</text:p>
        </text:list-item>
      </text:list>
      <text:p text:style-name="P16"/>
      <text:p text:style-name="P16"><text:span text:style-name="T19">В наборе</text:span> (если в настройках включен светодиод)</text:p>
      <text:list xml:id="list668662749" text:style-name="L5">
        <text:list-item>
          <text:p text:style-name="P21">Вспышки красного - высота менее 300м</text:p>
        </text:list-item>
        <text:list-item>
          <text:p text:style-name="P21">Три короткие вспышки зелёного - набрана высота 300м</text:p>
        </text:list-item>
        <text:list-item>
          <text:p text:style-name="P21">Вспышки жёлтого - высота от 300м до 900м</text:p>
        </text:list-item>
        <text:list-item>
          <text:p text:style-name="P21">Вспышки зелёного - высота более 900м</text:p>
        </text:list-item>
      </text:list>
      <text:p text:style-name="P16"/>
      <text:p text:style-name="P16"><text:span text:style-name="T19">В падении</text:span> (если в настройках включен светодиод)</text:p>
      <text:list xml:id="list3427095496" text:style-name="L6">
        <text:list-item>
          <text:p text:style-name="P22">Синий - высота более 1500м</text:p>
        </text:list-item>
        <text:list-item>
          <text:p text:style-name="P22">Зелёный - высота от 1500м до 1200м</text:p>
        </text:list-item>
        <text:list-item>
          <text:p text:style-name="P22">Жёлтый - высота от 1200м до 1000м</text:p>
        </text:list-item>
        <text:list-item>
          <text:p text:style-name="P22">Красный - высота менее 1000м</text:p>
        </text:list-item>
      </text:list>
      <text:p text:style-name="P16"/>
      <text:p text:style-name="P27">Журнал прыжков</text:p>
      <text:p text:style-name="P16">В верхней строке показывается общее число прыжков и через дробь - номер просматриваемого прыжка. Через пробел - профиль, в котором был выполнен прыжок. Листается журнал прыж<text:span text:style-name="T20">к</text:span>ов кн<text:span text:style-name="T20">о</text:span>пками «вверх» и «вниз». Средняя кнопка закрывает журнал. Если журнал пуст, вход в него невозможен.</text:p>
      <text:p text:style-name="P16">Прыжки в журнал пишутся «по кругу», т.е. при превышении максимального размера журнала самый старый прыжок удаляется. Выбрать его при этом не получится. Например, при максимальном размере журнала в 30 прыжков и выполненных 35 прыжках прыжки с номерами 1-5 недоступны.</text:p>
      <text:p text:style-name="P16">Для каждого сохранённого прыжка показывается дата и время прыжка, высоты отделения, раскрытия (высота броска медузы) и наполнения купола, время свободного падения, средняя и максимальная скорость свободного падения.</text:p>
      <text:p text:style-name="P16"/>
      <text:p text:style-name="P27">Установка даты, времени, высот сигналов</text:p>
      <text:p text:style-name="P16">Текущая изменяемая цифра отмечается стрелкой. Изменение производится кнопками «вверх» и «вниз», переход к следующей цифре - средней кнопкой. Переход между пунктами «Ок» и «Отмена» — кнопками «вверх» и «вниз», выбор - средней кнопкой. Таким образом, если несколько раз нажать среднюю <text:span text:style-name="T20">к</text:span>нопку, будет произведён выход из меню установки параметра без сохранения изменений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16cm" fo:margin-bottom="0.778cm" fo:margin-left="0.961cm" fo:margin-right="0.93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5:29:01.460000000</meta:creation-date>
    <dc:date>2020-03-12T17:26:43.003000000</dc:date>
    <meta:editing-duration>PT11M36S</meta:editing-duration>
    <meta:editing-cycles>2</meta:editing-cycles>
    <meta:generator>LibreOffice/6.3.0.4$Windows_X86_64 LibreOffice_project/057fc023c990d676a43019934386b85b21a9ee99</meta:generator>
    <meta:document-statistic meta:table-count="1" meta:image-count="0" meta:object-count="0" meta:page-count="1" meta:paragraph-count="67" meta:word-count="996" meta:character-count="6906" meta:non-whitespace-character-count="5997"/>
  </office:meta>
</office:document-meta>
</file>